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4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99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color="#000099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6600" fo:font-weight="bold" style:font-weight-asian="bold" style:font-weight-complex="bold"/>
    </style:style>
    <style:style style:name="ce4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99" style:text-outline="false" style:text-line-through-style="none" style:text-line-through-type="none" style:font-name="DejaVu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ff" style:text-align-source="fix" style:repeat-content="false" fo:border="0.06pt solid #c0c0c0"/>
      <style:paragraph-properties fo:text-align="center" fo:margin-left="0mm"/>
      <style:text-properties fo:color="#cc9900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99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6600"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pColor</text:p>
          </table:table-cell>
          <table:table-cell table:style-name="ce1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p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P_Apotheke_NIC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Kalisalz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Kaufhäuser,Supermärkte,Discounter &amp; die Exporteure sind leuchtend rot! (132)</text:p>
          </table:table-cell>
        </table:table-row>
        <table:table-row table:style-name="ro3">
          <table:table-cell office:value-type="string" calcext:value-type="string">
            <text:p>Apotheke1800_NIC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Fisch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potheke1965_NIC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Kohle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VL_Apotheke_NIC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Koks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VL_Autohaus_NIC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Eisenerz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WAutohaus_NIC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Bier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eckereiGadebusch_NIC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Oel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rossbaeckerei_NIC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Druckerfarbe</text:p>
          </table:table-cell>
          <table:table-cell table:style-name="ce7" office:value-type="float" office:value="38" calcext:value-type="float">
            <text:p>3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ddt. alte Bäckerei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Gerste</text:p>
          </table:table-cell>
          <table:table-cell table:style-name="ce7" office:value-type="float" office:value="47" calcext:value-type="float">
            <text:p>4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P_Baumarkt_NIC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Dosenessen</text:p>
          </table:table-cell>
          <table:table-cell table:style-name="ce7"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VL_Baumarkt_NIC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Milch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umarkt_NIC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Fertiggerichte</text:p>
          </table:table-cell>
          <table:table-cell table:style-name="ce7" office:value-type="float" office:value="53" calcext:value-type="float">
            <text:p>5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agerhalle_NIC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Tiefkuehlkost</text:p>
          </table:table-cell>
          <table:table-cell table:style-name="ce7"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VL_Betonwerk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Holz</text:p>
          </table:table-cell>
          <table:table-cell table:style-name="ce7" office:value-type="float" office:value="66" calcext:value-type="float">
            <text:p>6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etonwerk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Bretter</text:p>
          </table:table-cell>
          <table:table-cell table:style-name="ce7" office:value-type="float" office:value="69" calcext:value-type="float">
            <text:p>6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VL_Brauerei1897_NIC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Medikamente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VL_Brauerei1965_NIC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Trauben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losterbrauerei1610_NIC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Silizium</text:p>
          </table:table-cell>
          <table:table-cell table:style-name="ce7" office:value-type="float" office:value="77" calcext:value-type="float">
            <text:p>7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P_Buchladen_NIC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Chemikalien</text:p>
          </table:table-cell>
          <table:table-cell table:style-name="ce7" office:value-type="float" office:value="79" calcext:value-type="float">
            <text:p>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VL_Buchladen_NIC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Kameras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ruckerei_NIC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Steine</text:p>
          </table:table-cell>
          <table:table-cell table:style-name="ce7" office:value-type="float" office:value="82" calcext:value-type="float">
            <text:p>8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ruckerei_SM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Sand</text:p>
          </table:table-cell>
          <table:table-cell table:style-name="ce7" office:value-type="float" office:value="86" calcext:value-type="float">
            <text:p>8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emiewerk1975_NIC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Glas</text:p>
          </table:table-cell>
          <table:table-cell table:style-name="ce7" office:value-type="float" office:value="87" calcext:value-type="float">
            <text:p>8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emiewerk_NIC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Tierfutter</text:p>
          </table:table-cell>
          <table:table-cell table:style-name="ce7" office:value-type="float" office:value="87" calcext:value-type="float">
            <text:p>8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mputerhersteller198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Abfall</text:p>
          </table:table-cell>
          <table:table-cell table:style-name="ce7" office:value-type="float" office:value="88" calcext:value-type="float">
            <text:p>8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mputerhersteller199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Marzipan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iscounter_MGB_AVL_ALP_1990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Post</text:p>
          </table:table-cell>
          <table:table-cell table:style-name="ce7" office:value-type="float" office:value="96" calcext:value-type="float">
            <text:p>9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iscounter_NDL_ODL_1990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Maschinen</text:p>
          </table:table-cell>
          <table:table-cell table:style-name="ce7" office:value-type="float" office:value="96" calcext:value-type="float">
            <text:p>9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delsteinschleiferei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Schiffssektionen</text:p>
          </table:table-cell>
          <table:table-cell table:style-name="ce7" office:value-type="float" office:value="106" calcext:value-type="float">
            <text:p>10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P_Elektroshop_NIC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Schiffe</text:p>
          </table:table-cell>
          <table:table-cell table:style-name="ce7" office:value-type="float" office:value="106" calcext:value-type="float">
            <text:p>10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VL_E-Laden_NIC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Textilien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teGastwirtschaft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Vieh</text:p>
          </table:table-cell>
          <table:table-cell table:style-name="ce7" office:value-type="float" office:value="118" calcext:value-type="float">
            <text:p>11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etraenkemarkt_NIC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Lebensmittel</text:p>
          </table:table-cell>
          <table:table-cell table:style-name="ce7" office:value-type="float" office:value="118" calcext:value-type="float">
            <text:p>11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lasfabrik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Autos</text:p>
          </table:table-cell>
          <table:table-cell table:style-name="ce7" office:value-type="float" office:value="121" calcext:value-type="float">
            <text:p>12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oderne_Glashuette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Lackfarbe</text:p>
          </table:table-cell>
          <table:table-cell table:style-name="ce7" office:value-type="float" office:value="122" calcext:value-type="float">
            <text:p>12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orddeutscherExporteur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Computer</text:p>
          </table:table-cell>
          <table:table-cell table:style-name="ce7" office:value-type="float" office:value="125" calcext:value-type="float">
            <text:p>1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orddeutscherExporteur_1891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Wafer</text:p>
          </table:table-cell>
          <table:table-cell table:style-name="ce7" office:value-type="float" office:value="126" calcext:value-type="float">
            <text:p>12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oderner_Importeur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Wein</text:p>
          </table:table-cell>
          <table:table-cell table:style-name="ce7" office:value-type="float" office:value="130" calcext:value-type="float">
            <text:p>1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DT_Importeur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Passagiere</text:p>
          </table:table-cell>
          <table:table-cell table:style-name="ce7" office:value-type="float" office:value="132" calcext:value-type="float">
            <text:p>13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uwelier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Wolle</text:p>
          </table:table-cell>
          <table:table-cell table:style-name="ce7" office:value-type="float" office:value="135" calcext:value-type="float">
            <text:p>13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ter_Kamerahersteller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Flachs</text:p>
          </table:table-cell>
          <table:table-cell table:style-name="ce7" office:value-type="float" office:value="136" calcext:value-type="float">
            <text:p>13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amerahersteller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Weizen</text:p>
          </table:table-cell>
          <table:table-cell table:style-name="ce7" office:value-type="float" office:value="140" calcext:value-type="float">
            <text:p>1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aufhaus_NIC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Obst</text:p>
          </table:table-cell>
          <table:table-cell table:style-name="ce7" office:value-type="float" office:value="142" calcext:value-type="float">
            <text:p>14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GB_Einkaufszentrum_NIC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Stahl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VL_Kelterei1800_NIC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Kunststoffgranulat</text:p>
          </table:table-cell>
          <table:table-cell table:style-name="ce7" office:value-type="float" office:value="151" calcext:value-type="float">
            <text:p>15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GBWeingut_NIC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Backwaren</text:p>
          </table:table-cell>
          <table:table-cell table:style-name="ce7" office:value-type="float" office:value="155" calcext:value-type="float">
            <text:p>15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te_Kfz-Fabrik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Hopfen</text:p>
          </table:table-cell>
          <table:table-cell table:style-name="ce7" office:value-type="float" office:value="166" calcext:value-type="float">
            <text:p>16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FZ_Fabrik_NIC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Benzin</text:p>
          </table:table-cell>
          <table:table-cell table:style-name="ce7" office:value-type="float" office:value="174" calcext:value-type="float">
            <text:p>17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ieswerk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Heizoel</text:p>
          </table:table-cell>
          <table:table-cell table:style-name="ce7" office:value-type="float" office:value="174" calcext:value-type="float">
            <text:p>17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GB_Kokerei_NI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iesel</text:p>
          </table:table-cell>
          <table:table-cell table:style-name="ce7" office:value-type="float" office:value="175" calcext:value-type="float">
            <text:p>17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tes Kohlekraftwerk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Fleisch</text:p>
          </table:table-cell>
          <table:table-cell table:style-name="ce7" office:value-type="float" office:value="182" calcext:value-type="float">
            <text:p>18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iomassekraftwerk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Moebel</text:p>
          </table:table-cell>
          <table:table-cell table:style-name="ce7" office:value-type="float" office:value="188" calcext:value-type="float">
            <text:p>18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ssauer_Kohlekraftwerk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Plastik</text:p>
          </table:table-cell>
          <table:table-cell table:style-name="ce7" office:value-type="float" office:value="192" calcext:value-type="float">
            <text:p>19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eizkraftwerk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Suedfruechte</text:p>
          </table:table-cell>
          <table:table-cell table:style-name="ce7" office:value-type="float" office:value="194" calcext:value-type="float">
            <text:p>19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eues_Kohlekraftwerk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Zuckerrueben</text:p>
          </table:table-cell>
          <table:table-cell table:style-name="ce7" office:value-type="float" office:value="207" calcext:value-type="float">
            <text:p>20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teinkohlekraftwerk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Zement</text:p>
          </table:table-cell>
          <table:table-cell table:style-name="ce7" office:value-type="float" office:value="208" calcext:value-type="float">
            <text:p>20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erbrennungskraftwerk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Zement_lose</text:p>
          </table:table-cell>
          <table:table-cell table:style-name="ce7" office:value-type="float" office:value="208" calcext:value-type="float">
            <text:p>20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te_Lebensmittelfabrik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Schrott</text:p>
          </table:table-cell>
          <table:table-cell table:style-name="ce7" office:value-type="float" office:value="212" calcext:value-type="float">
            <text:p>2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ebensmittelfabrik_NIC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Mehl</text:p>
          </table:table-cell>
          <table:table-cell table:style-name="ce7" office:value-type="float" office:value="214" calcext:value-type="float">
            <text:p>2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VL_Marktplatz_NIC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Eier</text:p>
          </table:table-cell>
          <table:table-cell table:style-name="ce7" office:value-type="float" office:value="215" calcext:value-type="float">
            <text:p>21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rkt_NIC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Zucker</text:p>
          </table:table-cell>
          <table:table-cell table:style-name="ce7" office:value-type="float" office:value="215" calcext:value-type="float">
            <text:p>21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GB_alter_Markt_NIC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Beton</text:p>
          </table:table-cell>
          <table:table-cell table:style-name="ce7" office:value-type="float" office:value="217" calcext:value-type="float">
            <text:p>21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onditorei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Betonfertigteile</text:p>
          </table:table-cell>
          <table:table-cell table:style-name="ce7" office:value-type="float" office:value="217" calcext:value-type="float">
            <text:p>21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DT_alte_Marzipanfabrik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Papier</text:p>
          </table:table-cell>
          <table:table-cell table:style-name="ce7" office:value-type="float" office:value="223" calcext:value-type="float">
            <text:p>22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schinenfabrik_NIC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Mandeln</text:p>
          </table:table-cell>
          <table:table-cell table:style-name="ce7" office:value-type="float" office:value="230" calcext:value-type="float">
            <text:p>23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oderne_Maschinenfabrik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Buecher</text:p>
          </table:table-cell>
          <table:table-cell table:style-name="ce7" office:value-type="float" office:value="255" calcext:value-type="float">
            <text:p>25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ilchfabrik_NIC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ne</text:p>
          </table:table-cell>
          <table:table-cell table:style-name="ce7"/>
          <table:table-cell table:number-columns-repeated="2"/>
        </table:table-row>
        <table:table-row table:style-name="ro2">
          <table:table-cell office:value-type="string" calcext:value-type="string">
            <text:p>ALP_Moebelhaus_NIC</text:p>
          </table:table-cell>
          <table:table-cell office:value-type="float" office:value="188" calcext:value-type="float">
            <text:p>1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VL_Moebelhaus_NIC</text:p>
          </table:table-cell>
          <table:table-cell office:value-type="float" office:value="188" calcext:value-type="float">
            <text:p>1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ebelfabrik Pirna</text:p>
          </table:table-cell>
          <table:table-cell office:value-type="float" office:value="122" calcext:value-type="float">
            <text:p>12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ebelfabrik_NIC</text:p>
          </table:table-cell>
          <table:table-cell office:value-type="float" office:value="122" calcext:value-type="float">
            <text:p>12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ebeltischlerei</text:p>
          </table:table-cell>
          <table:table-cell office:value-type="float" office:value="122" calcext:value-type="float">
            <text:p>12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VL_Muehle1983_NIC</text:p>
          </table:table-cell>
          <table:table-cell office:value-type="float" office:value="214" calcext:value-type="float">
            <text:p>2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rossmuehle_NIC</text:p>
          </table:table-cell>
          <table:table-cell office:value-type="float" office:value="214" calcext:value-type="float">
            <text:p>2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ehle_NIC</text:p>
          </table:table-cell>
          <table:table-cell office:value-type="float" office:value="214" calcext:value-type="float">
            <text:p>2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ellContainer</text:p>
          </table:table-cell>
          <table:table-cell office:value-type="float" office:value="152" calcext:value-type="float">
            <text:p>15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pierfabrik_NIC</text:p>
          </table:table-cell>
          <table:table-cell office:value-type="float" office:value="223" calcext:value-type="float">
            <text:p>2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harmawerk_NIC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lte Raffinerie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ffinerie_NIC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LP_Saegewerk_NIC</text:p>
          </table:table-cell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VL_Saegewerk1800_NIC</text:p>
          </table:table-cell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VL_Saegewerk1969_NIC</text:p>
          </table:table-cell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aegewerk_NIC</text:p>
          </table:table-cell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heideanstalt</text:p>
          </table:table-cell>
          <table:table-cell office:value-type="float" office:value="195" calcext:value-type="float">
            <text:p>19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VL_Schlachthof_NIC</text:p>
          </table:table-cell>
          <table:table-cell office:value-type="float" office:value="182" calcext:value-type="float">
            <text:p>1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hlachthof_NIC</text:p>
          </table:table-cell>
          <table:table-cell office:value-type="float" office:value="182" calcext:value-type="float">
            <text:p>1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GB_Schrottplatz_NIC</text:p>
          </table:table-cell>
          <table:table-cell office:value-type="float" office:value="212" calcext:value-type="float">
            <text:p>2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hrotthandel_NIC</text:p>
          </table:table-cell>
          <table:table-cell office:value-type="float" office:value="212" calcext:value-type="float">
            <text:p>2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hwimmdock</text:p>
          </table:table-cell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ilbermine</text:p>
          </table:table-cell>
          <table:table-cell office:value-type="float" office:value="203" calcext:value-type="float">
            <text:p>20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etreideSilo_NIC</text:p>
          </table:table-cell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GBStahlwerkKoks_NIC</text:p>
          </table:table-cell>
          <table:table-cell office:value-type="float" office:value="213" calcext:value-type="float">
            <text:p>2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hlwerk_NIC</text:p>
          </table:table-cell>
          <table:table-cell office:value-type="float" office:value="213" calcext:value-type="float">
            <text:p>2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einbruch Hartkoppe</text:p>
          </table:table-cell>
          <table:table-cell office:value-type="float" office:value="222" calcext:value-type="float">
            <text:p>22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LP_Supermarkt_NIC</text:p>
          </table:table-cell>
          <table:table-cell office:value-type="float" office:value="132" calcext:value-type="float">
            <text:p>1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VL_Supermarkt_NIC</text:p>
          </table:table-cell>
          <table:table-cell office:value-type="float" office:value="132" calcext:value-type="float">
            <text:p>1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imarkt_NIC</text:p>
          </table:table-cell>
          <table:table-cell office:value-type="float" office:value="132" calcext:value-type="float">
            <text:p>1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upermarkt_AVL_ALP_2000</text:p>
          </table:table-cell>
          <table:table-cell office:value-type="float" office:value="132" calcext:value-type="float">
            <text:p>1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upermarkt_MGB_AVL_1970</text:p>
          </table:table-cell>
          <table:table-cell office:value-type="float" office:value="132" calcext:value-type="float">
            <text:p>1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upermarkt_ODL_MGB_2000</text:p>
          </table:table-cell>
          <table:table-cell office:value-type="float" office:value="132" calcext:value-type="float">
            <text:p>1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LP_Tankstelle_NIC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VL_Tankstelle_NIC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nkstelle1941_NIC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VL_Textil_1836</text:p>
          </table:table-cell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ierfutterFabrik_NIC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erft</text:p>
          </table:table-cell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VL_Zementwerk1800_NIC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VL_Zementwerk1960_NIC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ementwerk1800_NIC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ementwerk1962_NIC</text:p>
          </table:table-cell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DTZuckerfabrik_NIC</text:p>
          </table:table-cell>
          <table:table-cell office:value-type="float" office:value="214" calcext:value-type="float">
            <text:p>214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4" office:value-type="string" calcext:value-type="string">
            <text:p>MapCol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rzbergwerk_NIC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GB_Erzbergwerk_NIC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orellenhof Markusmuehle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hzucht_NIC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VL_Getreidehof_alt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VL_Getreidehof_alt_1975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olzsammelstelle1800_NIC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olzsammelstelle1950_NIC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olzsammelstelle1990_NIC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utzwald_NIC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opfenhof_NIC</text:p>
          </table:table-cell>
          <table:table-cell table:style-name="ce5" office:value-type="float" office:value="166" calcext:value-type="float">
            <text:p>16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hlemine_NIC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ordschacht Mettingen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bstbauer</text:p>
          </table:table-cell>
          <table:table-cell table:style-name="ce5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VL_Oelfeld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elbohrinsel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elfeld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VL_Baggersee</text:p>
          </table:table-cell>
          <table:table-cell table:style-name="ce5" office:value-type="float" office:value="86" calcext:value-type="float">
            <text:p>8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andgrube</text:p>
          </table:table-cell>
          <table:table-cell table:style-name="ce5" office:value-type="float" office:value="86" calcext:value-type="float">
            <text:p>8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iesgrube</text:p>
          </table:table-cell>
          <table:table-cell table:style-name="ce5" office:value-type="float" office:value="82" calcext:value-type="float">
            <text:p>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einbruch_alt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einbruch_gross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LP_Viehhof_NIC</text:p>
          </table:table-cell>
          <table:table-cell table:style-name="ce5" office:value-type="float" office:value="118" calcext:value-type="float">
            <text:p>1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VL_Schafsscheune_NIC</text:p>
          </table:table-cell>
          <table:table-cell table:style-name="ce5" office:value-type="float" office:value="135" calcext:value-type="float">
            <text:p>1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VL_Viehhof1940_NIC</text:p>
          </table:table-cell>
          <table:table-cell table:style-name="ce5" office:value-type="float" office:value="118" calcext:value-type="float">
            <text:p>1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auernhof_NIC</text:p>
          </table:table-cell>
          <table:table-cell table:style-name="ce5" office:value-type="float" office:value="118" calcext:value-type="float">
            <text:p>1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efluegelhof_NIC</text:p>
          </table:table-cell>
          <table:table-cell table:style-name="ce5" office:value-type="float" office:value="118" calcext:value-type="float">
            <text:p>1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iehhof_NIC</text:p>
          </table:table-cell>
          <table:table-cell table:style-name="ce5" office:value-type="float" office:value="118" calcext:value-type="float">
            <text:p>1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einberg_NIC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DT_alterBauernhof_NIC</text:p>
          </table:table-cell>
          <table:table-cell table:style-name="ce5" office:value-type="float" office:value="207" calcext:value-type="float">
            <text:p>2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alibergwerk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/>
        </table:table-row>
      </table:table>
      <table:named-expressions/>
      <table:database-ranges>
        <table:database-range table:name="Import1" table:target-range-address="Tabelle1.A1:Tabelle1.B113" table:orientation="column">
          <table:database-source-query table:database-name="pak128german" table:query-name="AbfrageMapColorFac"/>
        </table:database-range>
        <table:database-range table:name="Import2" table:target-range-address="Tabelle1.D1:Tabelle1.E67" table:orientation="column">
          <table:database-source-query table:database-name="pak128german" table:query-name="AbfrageMapColorGoods"/>
        </table:database-range>
        <table:database-range table:name="__Anonymous_Sheet_DB__0" table:target-range-address="Tabelle1.D1:Tabelle1.E6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.00.0000</text:date>, <text:time style:data-style-name="N2" text:time-value="08:31:49.69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06:34:59.813000000</meta:creation-date>
    <dc:date>2017-05-14T08:37:27.962000000</dc:date>
    <meta:editing-duration>PT1H46M37S</meta:editing-duration>
    <meta:editing-cycles>22</meta:editing-cycles>
    <meta:generator>LibreOffice/5.1.6.2$Windows_x86 LibreOffice_project/07ac168c60a517dba0f0d7bc7540f5afa45f0909</meta:generator>
    <meta:document-statistic meta:table-count="1" meta:cell-count="426" meta:object-count="0"/>
  </office:meta>
</office:document-meta>
</file>